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593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76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Online_id</text:p>
          </table:table-cell>
          <table:table-cell office:value-type="string">
            <text:p>Valence</text:p>
          </table:table-cell>
          <table:table-cell office:value-type="string">
            <text:p>Arousal</text:p>
          </table:table-cell>
          <table:table-cell office:value-type="string">
            <text:p>Dominance</text:p>
          </table:table-cell>
          <table:table-cell office:value-type="string">
            <text:p>Wheel_slice</text:p>
          </table:table-cell>
          <table:table-cell office:value-type="string">
            <text:p>Wheel_str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3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3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3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3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3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3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3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3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3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3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3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3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3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3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3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3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3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3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3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3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4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3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3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4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3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3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3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3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3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3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3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3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3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3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3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3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4"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3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3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3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3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3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3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13:5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1-17T13:53:32</dc:date>
    <dc:creator>sander koelstra</dc:creator>
    <meta:editing-duration>PT01H32M58S</meta:editing-duration>
    <meta:editing-cycles>2</meta:editing-cycles>
    <meta:document-statistic meta:table-count="1" meta:cell-count="10674" meta:object-count="0"/>
  </office:meta>
</office:document-meta>
</file>